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Mcount</text:p>
          </table:table-cell>
          <table:table-cell table:number-columns-repeated="6"/>
        </table:table-row>
        <table:table-row table:style-name="ro2">
          <table:table-cell office:value-type="string">
            <text:p>00010011</text:p>
          </table:table-cell>
          <table:table-cell office:value-type="string">
            <text:p>00001001</text:p>
          </table:table-cell>
          <table:table-cell table:number-columns-repeated="6"/>
          <table:table-cell office:value-type="string">
            <text:p>AB</text:p>
          </table:table-cell>
          <table:table-cell office:value-type="string">
            <text:p>10101011</text:p>
          </table:table-cell>
        </table:table-row>
        <table:table-row table:style-name="ro1">
          <table:table-cell office:value-type="string">
            <text:p>00010011</text:p>
          </table:table-cell>
          <table:table-cell office:value-type="string">
            <text:p>00001001</text:p>
          </table:table-cell>
          <table:table-cell office:value-type="string">
            <text:p>00010011</text:p>
          </table:table-cell>
          <table:table-cell/>
          <table:table-cell office:value-type="string">
            <text:p>movac</text:p>
          </table:table-cell>
          <table:table-cell table:number-columns-repeated="5"/>
        </table:table-row>
        <table:table-row table:style-name="ro1">
          <table:table-cell office:value-type="string">
            <text:p>00000000</text:p>
          </table:table-cell>
          <table:table-cell office:value-type="string">
            <text:p>00001001</text:p>
          </table:table-cell>
          <table:table-cell office:value-type="string">
            <text:p>00010011</text:p>
          </table:table-cell>
          <table:table-cell/>
          <table:table-cell office:value-type="string">
            <text:p>clra</text:p>
          </table:table-cell>
          <table:table-cell table:number-columns-repeated="5"/>
        </table:table-row>
        <table:table-row table:style-name="ro2">
          <table:table-cell office:value-type="string">
            <text:p>00000000</text:p>
          </table:table-cell>
          <table:table-cell office:value-type="string">
            <text:p>00001001</text:p>
          </table:table-cell>
          <table:table-cell office:value-type="string">
            <text:p>00010011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00000000</text:p>
          </table:table-cell>
          <table:table-cell office:value-type="string">
            <text:p>00001001</text:p>
          </table:table-cell>
          <table:table-cell office:value-type="string">
            <text:p>00100110</text:p>
          </table:table-cell>
          <table:table-cell office:value-type="float" office:value="7">
            <text:p>7</text:p>
          </table:table-cell>
          <table:table-cell office:value-type="string">
            <text:p>slac</text:p>
          </table:table-cell>
          <table:table-cell table:number-columns-repeated="5"/>
        </table:table-row>
        <table:table-row table:style-name="ro2">
          <table:table-cell office:value-type="string">
            <text:p>00000000</text:p>
          </table:table-cell>
          <table:table-cell office:value-type="string">
            <text:p>00001001</text:p>
          </table:table-cell>
          <table:table-cell office:value-type="string">
            <text:p>00100110</text:p>
          </table:table-cell>
          <table:table-cell office:value-type="float" office:value="6">
            <text:p>6</text:p>
          </table:table-cell>
          <table:table-cell office:value-type="string">
            <text:p>No add</text:p>
          </table:table-cell>
          <table:table-cell table:number-columns-repeated="5"/>
        </table:table-row>
        <table:table-row table:style-name="ro1">
          <table:table-cell office:value-type="string">
            <text:p>00000000</text:p>
          </table:table-cell>
          <table:table-cell office:value-type="string">
            <text:p>00001001</text:p>
          </table:table-cell>
          <table:table-cell office:value-type="string">
            <text:p>01001100</text:p>
          </table:table-cell>
          <table:table-cell office:value-type="float" office:value="6">
            <text:p>6</text:p>
          </table:table-cell>
          <table:table-cell office:value-type="string">
            <text:p>slac</text:p>
          </table:table-cell>
          <table:table-cell table:number-columns-repeated="5"/>
        </table:table-row>
        <table:table-row table:style-name="ro2">
          <table:table-cell office:value-type="string">
            <text:p>00000000</text:p>
          </table:table-cell>
          <table:table-cell office:value-type="string">
            <text:p>00001001</text:p>
          </table:table-cell>
          <table:table-cell office:value-type="string">
            <text:p>01001100</text:p>
          </table:table-cell>
          <table:table-cell office:value-type="float" office:value="5">
            <text:p>5</text:p>
          </table:table-cell>
          <table:table-cell office:value-type="string">
            <text:p>No add</text:p>
          </table:table-cell>
          <table:table-cell table:number-columns-repeated="5"/>
        </table:table-row>
        <table:table-row table:style-name="ro1">
          <table:table-cell office:value-type="string">
            <text:p>00000000</text:p>
          </table:table-cell>
          <table:table-cell office:value-type="string">
            <text:p>00001001</text:p>
          </table:table-cell>
          <table:table-cell office:value-type="string">
            <text:p>10011000</text:p>
          </table:table-cell>
          <table:table-cell office:value-type="float" office:value="5">
            <text:p>5</text:p>
          </table:table-cell>
          <table:table-cell office:value-type="string">
            <text:p>sla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0001001</text:p>
          </table:table-cell>
          <table:table-cell office:value-type="string">
            <text:p>10011000</text:p>
          </table:table-cell>
          <table:table-cell office:value-type="float" office:value="4">
            <text:p>4</text:p>
          </table:table-cell>
          <table:table-cell office:value-type="string">
            <text:p>ADD</text:p>
          </table:table-cell>
          <table:table-cell table:number-columns-repeated="5"/>
        </table:table-row>
        <table:table-row table:style-name="ro1">
          <table:table-cell office:value-type="string">
            <text:p>00010010</text:p>
          </table:table-cell>
          <table:table-cell office:value-type="string">
            <text:p>00001001</text:p>
          </table:table-cell>
          <table:table-cell office:value-type="string">
            <text:p>00110000</text:p>
          </table:table-cell>
          <table:table-cell office:value-type="float" office:value="4">
            <text:p>4</text:p>
          </table:table-cell>
          <table:table-cell office:value-type="string">
            <text:p>slac</text:p>
          </table:table-cell>
          <table:table-cell table:number-columns-repeated="5"/>
        </table:table-row>
        <table:table-row table:style-name="ro2">
          <table:table-cell office:value-type="string">
            <text:p>00010010</text:p>
          </table:table-cell>
          <table:table-cell office:value-type="string">
            <text:p>00001001</text:p>
          </table:table-cell>
          <table:table-cell office:value-type="string">
            <text:p>00110000</text:p>
          </table:table-cell>
          <table:table-cell office:value-type="float" office:value="3">
            <text:p>3</text:p>
          </table:table-cell>
          <table:table-cell office:value-type="string">
            <text:p>No add</text:p>
          </table:table-cell>
          <table:table-cell table:number-columns-repeated="5"/>
        </table:table-row>
        <table:table-row table:style-name="ro1">
          <table:table-cell office:value-type="string">
            <text:p>00100100</text:p>
          </table:table-cell>
          <table:table-cell office:value-type="string">
            <text:p>00001001</text:p>
          </table:table-cell>
          <table:table-cell office:value-type="string">
            <text:p>01100000</text:p>
          </table:table-cell>
          <table:table-cell office:value-type="float" office:value="3">
            <text:p>3</text:p>
          </table:table-cell>
          <table:table-cell office:value-type="string">
            <text:p>slac</text:p>
          </table:table-cell>
          <table:table-cell table:number-columns-repeated="5"/>
        </table:table-row>
        <table:table-row table:style-name="ro2">
          <table:table-cell office:value-type="string">
            <text:p>00100100</text:p>
          </table:table-cell>
          <table:table-cell office:value-type="string">
            <text:p>00001001</text:p>
          </table:table-cell>
          <table:table-cell office:value-type="string">
            <text:p>01100000</text:p>
          </table:table-cell>
          <table:table-cell office:value-type="float" office:value="2">
            <text:p>2</text:p>
          </table:table-cell>
          <table:table-cell office:value-type="string">
            <text:p>No add</text:p>
          </table:table-cell>
          <table:table-cell table:number-columns-repeated="5"/>
        </table:table-row>
        <table:table-row table:style-name="ro1">
          <table:table-cell office:value-type="string">
            <text:p>01001000</text:p>
          </table:table-cell>
          <table:table-cell office:value-type="string">
            <text:p>00001001</text:p>
          </table:table-cell>
          <table:table-cell office:value-type="string">
            <text:p>11000000</text:p>
          </table:table-cell>
          <table:table-cell office:value-type="float" office:value="2">
            <text:p>2</text:p>
          </table:table-cell>
          <table:table-cell office:value-type="string">
            <text:p>slac</text:p>
          </table:table-cell>
          <table:table-cell table:number-columns-repeated="5"/>
        </table:table-row>
        <table:table-row table:style-name="ro2">
          <table:table-cell office:value-type="string">
            <text:p>01010001</text:p>
          </table:table-cell>
          <table:table-cell office:value-type="string">
            <text:p>00001001</text:p>
          </table:table-cell>
          <table:table-cell office:value-type="string">
            <text:p>11000000</text:p>
          </table:table-cell>
          <table:table-cell office:value-type="float" office:value="1">
            <text:p>1</text:p>
          </table:table-cell>
          <table:table-cell office:value-type="string">
            <text:p>ADD</text:p>
          </table:table-cell>
          <table:table-cell table:number-columns-repeated="5"/>
        </table:table-row>
        <table:table-row table:style-name="ro1">
          <table:table-cell office:value-type="string">
            <text:p>10100010</text:p>
          </table:table-cell>
          <table:table-cell office:value-type="string">
            <text:p>00001001</text:p>
          </table:table-cell>
          <table:table-cell office:value-type="string">
            <text:p>10000000</text:p>
          </table:table-cell>
          <table:table-cell office:value-type="float" office:value="1">
            <text:p>1</text:p>
          </table:table-cell>
          <table:table-cell office:value-type="string">
            <text:p>slac</text:p>
          </table:table-cell>
          <table:table-cell table:number-columns-repeated="5"/>
        </table:table-row>
        <table:table-row table:style-name="ro1">
          <table:table-cell office:value-type="string">
            <text:p>10101011</text:p>
          </table:table-cell>
          <table:table-cell office:value-type="string">
            <text:p>00001001</text:p>
          </table:table-cell>
          <table:table-cell office:value-type="string">
            <text:p>00000000</text:p>
          </table:table-cell>
          <table:table-cell office:value-type="float" office:value="0">
            <text:p>0</text:p>
          </table:table-cell>
          <table:table-cell office:value-type="string">
            <text:p>ADD</text:p>
          </table:table-cell>
          <table:table-cell office:value-type="string">
            <text:p>mcount now zero so no loop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4/06/2013</text:date>, <text:time>07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ce Porteous</meta:initial-creator>
    <meta:creation-date>2013-06-04T06:00:33.89</meta:creation-date>
    <dc:date>2013-06-04T07:46:08.81</dc:date>
    <dc:creator>Bruce Porteous</dc:creator>
    <meta:editing-duration>PT15M4S</meta:editing-duration>
    <meta:editing-cycles>1</meta:editing-cycles>
    <meta:document-statistic meta:table-count="3" meta:cell-count="91" meta:object-count="0"/>
    <meta:generator>OpenOffice.org/3.3$Win32 OpenOffice.org_project/330m20$Build-9567</meta:generator>
  </office:meta>
</office:document-meta>
</file>